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11AC0000077190ADDC39.svg" manifest:media-type=""/>
  <manifest:file-entry manifest:full-path="Pictures/200000010000386E000036435C865865.svg" manifest:media-type=""/>
  <manifest:file-entry manifest:full-path="Pictures/2000000100002025000026F76F9479A4.svg" manifest:media-type=""/>
  <manifest:file-entry manifest:full-path="Pictures/2000000100002162000019BCA22FAC35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9cm" draw:marker-end-width="0.279cm" svg:stroke-opacity="100%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45cm" svg:height="6.587cm" svg:x="0.873cm" svg:y="11.05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6.08cm" svg:y="14.58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.651cm" svg:y="13.7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3.667cm" svg:y="12.04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6.207cm" svg:y="12.43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4.175cm" svg:y="15.097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g>
          <draw:frame draw:style-name="gr1" draw:text-style-name="P1" draw:layer="layout" svg:width="8.545cm" svg:height="6.587cm" svg:x="18.816cm" svg:y="11.051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24.023cm" svg:y="14.5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0.594cm" svg:y="13.70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1.61cm" svg:y="12.05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4.15cm" svg:y="12.43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2.118cm" svg:y="15.098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line draw:style-name="gr2" draw:text-style-name="P1" draw:layer="layout" svg:x1="4.846cm" svg:y1="18.145cm" svg:x2="4.846cm" svg:y2="17.002cm">
          <text:p/>
        </draw:line>
        <draw:g>
          <draw:frame draw:style-name="gr1" draw:text-style-name="P1" draw:layer="layout" svg:width="8.545cm" svg:height="6.587cm" svg:x="9.89cm" svg:y="11.051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15.097cm" svg:y="14.5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1.668cm" svg:y="13.70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2.684cm" svg:y="12.05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5.224cm" svg:y="12.43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3.192cm" svg:y="15.098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frame draw:style-name="gr3" draw:layer="layout" svg:width="2.032cm" svg:height="0.962cm" svg:x="21.32cm" svg:y="17.056cm">
          <draw:text-box>
            <text:p>LON</text:p>
          </draw:text-box>
        </draw:frame>
        <draw:frame draw:style-name="gr3" draw:layer="layout" svg:width="2.032cm" svg:height="0.962cm" svg:x="12.049cm" svg:y="17.056cm">
          <draw:text-box>
            <text:p>BOS</text:p>
          </draw:text-box>
        </draw:frame>
        <draw:frame draw:style-name="gr3" draw:layer="layout" svg:width="2.032cm" svg:height="0.962cm" svg:x="3.032cm" svg:y="17.129cm">
          <draw:text-box>
            <text:p>SFO</text:p>
          </draw:text-box>
        </draw:frame>
        <draw:line draw:style-name="gr2" draw:text-style-name="P1" draw:layer="layout" svg:x1="4.719cm" svg:y1="18.272cm" svg:x2="23.261cm" svg:y2="18.145cm">
          <text:p/>
        </draw:line>
        <draw:frame draw:style-name="gr4" draw:layer="layout" svg:width="4.828cm" svg:height="0.962cm" svg:x="11.45cm" svg:y="18.199cm">
          <draw:text-box>
            <text:p>Replication bus</text:p>
          </draw:text-box>
        </draw:frame>
        <draw:line draw:style-name="gr2" draw:text-style-name="P1" draw:layer="layout" svg:x1="13.863cm" svg:y1="18.146cm" svg:x2="13.863cm" svg:y2="17.003cm">
          <text:p/>
        </draw:line>
        <draw:line draw:style-name="gr2" draw:text-style-name="P1" draw:layer="layout" svg:x1="23.134cm" svg:y1="18.147cm" svg:x2="23.134cm" svg:y2="17.004cm">
          <text:p/>
        </draw:line>
        <draw:frame draw:style-name="gr1" draw:text-style-name="P1" xml:id="id2" draw:id="id2" draw:layer="layout" svg:width="1.397cm" svg:height="1.524cm" svg:x="10.906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3" draw:id="id3" draw:layer="layout" svg:width="1.397cm" svg:height="1.524cm" svg:x="12.557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4" draw:id="id4" draw:layer="layout" svg:width="1.397cm" svg:height="1.524cm" svg:x="14.462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1" draw:id="id1" draw:layer="layout" svg:width="1.905cm" svg:height="0.762cm" svg:x="12.43cm" svg:y="5.064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3.921cm" svg:y="7.985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12.532cm" svg:y="7.981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21.828cm" svg:y="7.985cm">
          <draw:image xlink:href="Pictures/20000001000011AC0000077190ADDC39.svg" xlink:type="simple" xlink:show="embed" xlink:actuate="onLoad">
            <text:p/>
          </draw:image>
        </draw:frame>
        <draw:frame draw:style-name="gr4" draw:text-style-name="P2" draw:layer="layout" svg:width="2.132cm" svg:height="1.199cm" svg:x="10.552cm" svg:y="4.937cm">
          <draw:text-box>
            <text:p><text:span text:style-name="T1">Load </text:span></text:p>
            <text:p><text:span text:style-name="T1">balancer</text:span></text:p>
          </draw:text-box>
        </draw:frame>
        <draw:frame draw:style-name="gr4" draw:text-style-name="P2" draw:layer="layout" svg:width="1.797cm" svg:height="0.725cm" svg:x="16.24cm" svg:y="2.214cm">
          <draw:text-box>
            <text:p><text:span text:style-name="T1">Clients</text:span></text:p>
          </draw:text-box>
        </draw:frame>
        <draw:g>
          <draw:line draw:style-name="gr5" draw:text-style-name="P1" draw:layer="layout" svg:x1="4.683cm" svg:y1="9.001cm" svg:x2="4.175cm" svg:y2="11.922cm">
            <text:p/>
          </draw:line>
          <draw:line draw:style-name="gr5" draw:text-style-name="P1" draw:layer="layout" svg:x1="4.683cm" svg:y1="9.001cm" svg:x2="3.032cm" svg:y2="13.573cm">
            <text:p/>
          </draw:line>
          <draw:line draw:style-name="gr5" draw:text-style-name="P1" draw:layer="layout" svg:x1="4.683cm" svg:y1="9.002cm" svg:x2="6.715cm" svg:y2="12.303cm">
            <text:p/>
          </draw:line>
        </draw:g>
        <draw:g>
          <draw:line draw:style-name="gr5" draw:text-style-name="P1" draw:layer="layout" svg:x1="13.319cm" svg:y1="9.001cm" svg:x2="12.811cm" svg:y2="11.922cm">
            <text:p/>
          </draw:line>
          <draw:line draw:style-name="gr5" draw:text-style-name="P1" draw:layer="layout" svg:x1="13.319cm" svg:y1="9.001cm" svg:x2="11.668cm" svg:y2="13.573cm">
            <text:p/>
          </draw:line>
          <draw:line draw:style-name="gr5" draw:text-style-name="P1" draw:layer="layout" svg:x1="13.319cm" svg:y1="9.002cm" svg:x2="15.351cm" svg:y2="12.303cm">
            <text:p/>
          </draw:line>
        </draw:g>
        <draw:g>
          <draw:line draw:style-name="gr5" draw:text-style-name="P1" draw:layer="layout" svg:x1="22.59cm" svg:y1="9.001cm" svg:x2="22.082cm" svg:y2="11.922cm">
            <text:p/>
          </draw:line>
          <draw:line draw:style-name="gr5" draw:text-style-name="P1" draw:layer="layout" svg:x1="22.59cm" svg:y1="9.001cm" svg:x2="20.939cm" svg:y2="13.573cm">
            <text:p/>
          </draw:line>
          <draw:line draw:style-name="gr5" draw:text-style-name="P1" draw:layer="layout" svg:x1="22.59cm" svg:y1="9.002cm" svg:x2="24.622cm" svg:y2="12.303cm">
            <text:p/>
          </draw:line>
        </draw:g>
        <draw:line draw:style-name="gr5" draw:text-style-name="P1" draw:layer="layout" svg:x1="13.446cm" svg:y1="5.826cm" svg:x2="21.828cm" svg:y2="8.239cm">
          <text:p/>
        </draw:line>
        <draw:connector draw:style-name="gr6" draw:text-style-name="P1" draw:layer="layout" svg:x1="13.382cm" svg:y1="5.064cm" svg:x2="11.604cm" svg:y2="3.667cm" draw:start-shape="id1" draw:start-glue-point="0" draw:end-shape="id2" svg:d="m13382 5064v-698h-1778v-699" svg:viewBox="0 0 1779 1398">
          <text:p/>
        </draw:connector>
        <draw:connector draw:style-name="gr6" draw:text-style-name="P1" draw:layer="layout" svg:x1="13.382cm" svg:y1="5.064cm" svg:x2="13.255cm" svg:y2="3.667cm" draw:start-shape="id1" draw:start-glue-point="0" draw:end-shape="id3" draw:end-glue-point="2" svg:d="m13382 5064v-698h-127v-699" svg:viewBox="0 0 128 1398">
          <text:p/>
        </draw:connector>
        <draw:connector draw:style-name="gr6" draw:text-style-name="P1" draw:layer="layout" svg:x1="13.382cm" svg:y1="5.064cm" svg:x2="15.16cm" svg:y2="3.667cm" draw:start-shape="id1" draw:start-glue-point="0" draw:end-shape="id4" draw:end-glue-point="2" svg:d="m13382 5064v-698h1778v-699" svg:viewBox="0 0 1779 1398">
          <text:p/>
        </draw:connector>
        <draw:frame draw:style-name="gr4" draw:text-style-name="P3" draw:layer="layout" svg:width="3.3cm" svg:height="0.878cm" svg:x="21.447cm" svg:y="6.969cm">
          <draw:text-box>
            <text:p><text:span text:style-name="T2">Active s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13:06:16</meta:creation-date>
    <dc:date>2013-05-06T08:35:31</dc:date>
    <meta:editing-duration>PT1H46M3S</meta:editing-duration>
    <meta:editing-cycles>12</meta:editing-cycles>
    <meta:generator>LibreOffice/3.6$Linux_X86_64 LibreOffice_project/360m1$Build-2</meta:generator>
    <meta:document-statistic meta:object-count="58"/>
  </office:meta>
</office:document-meta>
</file>